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fe0b" officeooo:paragraph-rsid="001dfe0b"/>
    </style:style>
    <style:style style:name="P2" style:family="paragraph" style:parent-style-name="Standard">
      <style:text-properties style:text-underline-style="solid" style:text-underline-width="auto" style:text-underline-color="font-color" officeooo:rsid="001dfe0b" officeooo:paragraph-rsid="001dfe0b"/>
    </style:style>
    <style:style style:name="P3" style:family="paragraph" style:parent-style-name="Standard">
      <style:text-properties style:text-underline-style="none" officeooo:rsid="001dfe0b" officeooo:paragraph-rsid="001dfe0b"/>
    </style:style>
    <style:style style:name="T1" style:family="text">
      <style:text-properties officeooo:rsid="001dfe0b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/text:p>
      <text:p text:style-name="Standard"/>
      <text:p text:style-name="P2">1</text:p>
      <text:p text:style-name="P1">cat pur1.txt pur2.txt &gt;&gt;pur3.txt</text:p>
      <text:p text:style-name="P1"/>
      <text:p text:style-name="P1"/>
      <text:p text:style-name="P2">2</text:p>
      <text:p text:style-name="P3">cp pur3.txt ~/sales/location3/stock3.txt</text:p>
      <text:p text:style-name="P3"/>
      <text:p text:style-name="P2"/>
      <text:p text:style-name="P2">3</text:p>
      <text:p text:style-name="P3">chmod +rwx stock.txt</text:p>
      <text:p text:style-name="P2"/>
      <text:p text:style-name="P2">4</text:p>
      <text:p text:style-name="P3">head -n 10 stock1.txt</text:p>
      <text:p text:style-name="P2"/>
      <text:p text:style-name="P2">5</text:p>
      <text:p text:style-name="P2"><text:span text:style-name="T2">ls -l</text:span></text:p>
      <text:p text:style-name="P2"><text:span text:style-name="T2"/></text:p>
      <text:p text:style-name="P2"><text:span text:style-name="T2"/></text:p>
      <text:p text:style-name="P2">shell program</text:p>
      <text:p text:style-name="P2"/>
      <text:p text:style-name="P3">sphere()</text:p>
      <text:p text:style-name="P3">{</text:p>
      <text:p text:style-name="P3"><text:s text:c="4"/>echo "enter the radius"</text:p>
      <text:p text:style-name="P3"><text:s text:c="4"/>read r</text:p>
      <text:p text:style-name="P3"><text:s text:c="4"/>v = $((4*3.14*$r*$r*$r))</text:p>
      <text:p text:style-name="P3"><text:s text:c="4"/>v = $(($v / 3))</text:p>
      <text:p text:style-name="P3"><text:s text:c="4"/>echo "volume is:$v"</text:p>
      <text:p text:style-name="P3">}</text:p>
      <text:p text:style-name="P3">cube()</text:p>
      <text:p text:style-name="P3">{</text:p>
      <text:p text:style-name="P3"><text:s text:c="4"/>echo "enter the side"</text:p>
      <text:p text:style-name="P3"><text:s text:c="4"/>read a</text:p>
      <text:p text:style-name="P3"><text:s text:c="4"/>v = $(($a*$a*$a))</text:p>
      <text:p text:style-name="P3"><text:s text:c="4"/>echo "volume is:$v"</text:p>
      <text:p text:style-name="P3">}</text:p>
      <text:p text:style-name="P3">cylinder()</text:p>
      <text:p text:style-name="P3">{</text:p>
      <text:p text:style-name="P3"><text:s text:c="4"/>echo "enter radius and height"</text:p>
      <text:p text:style-name="P3"><text:s text:c="4"/>read r</text:p>
      <text:p text:style-name="P3"><text:s text:c="4"/>read h</text:p>
      <text:p text:style-name="P3"><text:s text:c="4"/>v = $((3.14*$r*$r*$h))</text:p>
      <text:p text:style-name="P3"><text:s text:c="4"/>echo "volume is:$v"</text:p>
      <text:p text:style-name="P3">}</text:p>
      <text:p text:style-name="P3">echo -e "menu \n 1 for sphere \n 2 for cube \n 3 for cylinder"</text:p>
      <text:p text:style-name="P3">echo "enter choice"</text:p>
      <text:p text:style-name="P3">read ch</text:p>
      <text:p text:style-name="P3">case $ch in</text:p>
      <text:p text:style-name="P3"><text:s text:c="4"/>1)sphere()</text:p>
      <text:p text:style-name="P3"><text:s text:c="6"/>2)cube()</text:p>
      <text:p text:style-name="P3"><text:tab/>3)cylinder()</text:p>
      <text:p text:style-name="P3"><text:soft-page-break/></text:p>
      <text:p text:style-name="P3"/>
      <text:p text:style-name="P3"/>
      <text:p text:style-name="P3"><text:tab/> <text:s text:c="4"/></text:p>
      <text:p text:style-name="P3">esac<text:tab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8T16:12:07.260799652</meta:creation-date>
    <dc:date>2021-10-08T16:21:10.136501516</dc:date>
    <meta:editing-duration>PT9M3S</meta:editing-duration>
    <meta:editing-cycles>1</meta:editing-cycles>
    <meta:document-statistic meta:table-count="0" meta:image-count="0" meta:object-count="0" meta:page-count="2" meta:paragraph-count="44" meta:word-count="103" meta:character-count="607" meta:non-whitespace-character-count="471"/>
    <meta:generator>LibreOffice/7.0.4.2$Linux_X86_64 LibreOffice_project/00$Build-2</meta:generator>
  </office:meta>
</office:document-meta>
</file>